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374in"/>
    </style:style>
    <style:style style:name="co3" style:family="table-column">
      <style:table-column-properties fo:break-before="auto" style:column-width="2.3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dddddd"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5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7"/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6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1.理解Mavlink的解析过程及实现；</text:p>
            <text:p>2.搭建Ros开发环境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 table:style-name="ce4"/>
        </table:table-row>
        <table:table-row table:style-name="ro2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3.下载并编译Mavros，实现与Rover的通信；</text:p>
            <text:p>4.理解Mavros的mavsafety节点；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暂无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5.理解Mavros的mavparam节点；</text:p>
            <text:p>6.实现通过ros对Rover的运动控制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 table:style-name="ce4"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office:value-type="string" calcext:value-type="string">
            <text:p>7.编写mavros-rover的控制接口；</text:p>
          </table:table-cell>
          <table:table-cell table:style-name="ce7" office:value-type="string" calcext:value-type="string">
            <text:p>未完成</text:p>
          </table:table-cell>
          <table:table-cell table:style-name="ce7" office:value-type="string" calcext:value-type="string">
            <text:p>实现了ros下ParamGet服务的通信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office:value-type="string" calcext:value-type="string">
            <text:p>8.编写mavros-rover的控制接口；</text:p>
          </table:table-cell>
          <table:table-cell office:value-type="string" calcext:value-type="string">
            <text:p>未完成</text:p>
          </table:table-cell>
          <table:table-cell office:value-type="string" calcext:value-type="string">
            <text:p>实现了ros下State/Imu话题的通信</text:p>
          </table:table-cell>
          <table:table-cell/>
        </table:table-row>
        <table:table-row table:style-name="ro3">
          <table:covered-table-cell/>
          <table:table-cell table:style-name="ce6" office:value-type="string" calcext:value-type="string">
            <text:p>周6</text:p>
          </table:table-cell>
          <table:table-cell table:style-name="ce7" office:value-type="string" calcext:value-type="string">
            <text:p>9.编写mavros-rover的控制接口；</text:p>
          </table:table-cell>
          <table:table-cell table:style-name="ce7" office:value-type="string" calcext:value-type="string">
            <text:p>未完成</text:p>
          </table:table-cell>
          <table:table-cell table:style-name="ce7" office:value-type="string" calcext:value-type="string">
            <text:p>编写mavros下ManualCtrl话题的通信</text:p>
          </table:table-cell>
          <table:table-cell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5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假</text:p>
          </table:table-cell>
          <table:table-cell table:number-columns-repeated="2"/>
          <table:table-cell table:style-name="ce4"/>
        </table:table-row>
        <table:table-row table:style-name="ro3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假</text:p>
          </table:table-cell>
          <table:table-cell table:style-name="ce7" table:number-columns-repeated="2"/>
          <table:table-cell/>
        </table:table-row>
        <table:table-row table:style-name="ro2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1.讨论了AGV的可行性和大致方案;</text:p>
            <text:p>2.理解rover下GPS的更新逻辑；</text:p>
          </table:table-cell>
          <table:table-cell office:value-type="string" calcext:value-type="string">
            <text:p>完成</text:p>
          </table:table-cell>
          <table:table-cell/>
          <table:table-cell table:style-name="ce4"/>
        </table:table-row>
        <table:table-row table:style-name="ro2">
          <table:covered-table-cell/>
          <table:table-cell table:style-name="ce6" office:value-type="string" calcext:value-type="string">
            <text:p>周4</text:p>
          </table:table-cell>
          <table:table-cell table:style-name="ce7" office:value-type="string" calcext:value-type="string">
            <text:p>3.了解目前行业的AGV的趋势和原理；</text:p>
            <text:p>4.理解并分析Rover的makefile结构；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makefile只完成部分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office:value-type="string" calcext:value-type="string">
            <text:p>5.根据昨天讨论的结果，确定开发细致方案；</text:p>
          </table:table-cell>
          <table:table-cell table:number-columns-repeated="2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09:20:14.868282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9:08:23.458075241</meta:creation-date>
    <dc:date>2017-04-07T09:22:54.414904926</dc:date>
    <meta:editing-duration>PT18M3S</meta:editing-duration>
    <meta:editing-cycles>17</meta:editing-cycles>
    <meta:generator>LibreOffice/4.2.8.2$Linux_X86_64 LibreOffice_project/420m0$Build-2</meta:generator>
    <meta:document-statistic meta:table-count="1" meta:cell-count="51" meta:object-count="0"/>
  </office:meta>
</office:document-meta>
</file>